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06cm" fo:margin-left="0cm" fo:margin-right="-0.005cm" table:align="margins"/>
    </style:style>
    <style:style style:name="Tabelle1.A" style:family="table-column">
      <style:table-column-properties style:column-width="0.773cm" style:rel-column-width="438*"/>
    </style:style>
    <style:style style:name="Tabelle1.B" style:family="table-column">
      <style:table-column-properties style:column-width="8.019cm" style:rel-column-width="4546*"/>
    </style:style>
    <style:style style:name="Tabelle1.C" style:family="table-column">
      <style:table-column-properties style:column-width="8.214cm" style:rel-column-width="465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Standard" style:list-style-name="L2">
      <style:text-properties fo:language="en" fo:country="US"/>
    </style:style>
    <style:style style:name="P7" style:family="paragraph" style:parent-style-name="Standard" style:list-style-name="L3">
      <style:text-properties fo:language="en" fo:country="US"/>
    </style:style>
    <style:style style:name="P8" style:family="paragraph" style:parent-style-name="Standard" style:list-style-name="L4">
      <style:text-properties fo:language="en" fo:country="US"/>
    </style:style>
    <style:style style:name="P9" style:family="paragraph" style:parent-style-name="Standard">
      <style:paragraph-properties fo:break-before="page"/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</text:p>
      <text:p text:style-name="P3"/>
      <text:p text:style-name="P2">Functional Requirements</text:p>
      <text:p text:style-name="P3"/>
      <text:list xml:id="list1330023572317307575" text:style-name="L1">
        <text:list-item>
          <text:p text:style-name="P5">defines something the system should do</text:p>
        </text:list-item>
        <text:list-item>
          <text:p text:style-name="P5">== behavior/function</text:p>
        </text:list-item>
        <text:list-item>
          <text:p text:style-name="P5">WHAT</text:p>
        </text:list-item>
      </text:list>
      <text:p text:style-name="P3"/>
      <text:list xml:id="list343449431735567946" text:style-name="L2">
        <text:list-item>
          <text:p text:style-name="P6">show/edit/create/delete functions for</text:p>
          <text:list>
            <text:list-item>
              <text:p text:style-name="P6">needle inventory</text:p>
            </text:list-item>
            <text:list-item>
              <text:p text:style-name="P6">yarn inventory</text:p>
            </text:list-item>
            <text:list-item>
              <text:p text:style-name="P6">knitting projects</text:p>
            </text:list-item>
            <text:list-item>
              <text:p text:style-name="P6">knitting patterns</text:p>
            </text:list-item>
          </text:list>
        </text:list-item>
        <text:list-item>
          <text:p text:style-name="P6">shopping list: show needles and yarn that are not in inventory yet and are inputted for a project</text:p>
          <text:p text:style-name="P6"/>
        </text:list-item>
      </text:list>
      <text:p text:style-name="P2"/>
      <text:p text:style-name="P2">Non-Functional Requirements</text:p>
      <text:p text:style-name="P3"/>
      <text:list xml:id="list8755096912813971932" text:style-name="L3">
        <text:list-item>
          <text:p text:style-name="P7">defines how the system works/how it should behave</text:p>
        </text:list-item>
        <text:list-item>
          <text:p text:style-name="P7">data integrity, usability, performance</text:p>
        </text:list-item>
        <text:list-item>
          <text:p text:style-name="P7">HOW</text:p>
        </text:list-item>
      </text:list>
      <text:p text:style-name="P3"/>
      <text:list xml:id="list1165327055470660822" text:style-name="L4">
        <text:list-item>
          <text:p text:style-name="P8">DB → relational</text:p>
          <text:list>
            <text:list-item>
              <text:p text:style-name="P8">needles</text:p>
            </text:list-item>
            <text:list-item>
              <text:p text:style-name="P8">yarn</text:p>
            </text:list-item>
            <text:list-item>
              <text:p text:style-name="P8">projects</text:p>
            </text:list-item>
            <text:list-item>
              <text:p text:style-name="P8">patterns</text:p>
            </text:list-item>
            <text:list-item>
              <text:p text:style-name="P8">shopping list</text:p>
            </text:list-item>
          </text:list>
        </text:list-item>
        <text:list-item>
          <text:p text:style-name="P8">input screens for</text:p>
          <text:list>
            <text:list-item>
              <text:p text:style-name="P8">needle</text:p>
            </text:list-item>
            <text:list-item>
              <text:p text:style-name="P8">yarn</text:p>
            </text:list-item>
            <text:list-item>
              <text:p text:style-name="P8">project</text:p>
            </text:list-item>
          </text:list>
        </text:list-item>
        <text:list-item>
          <text:p text:style-name="P8">pattern editor</text:p>
        </text:list-item>
        <text:list-item>
          <text:p text:style-name="P8">screens</text:p>
          <text:list>
            <text:list-item>
              <text:p text:style-name="P8">start screen with access to needles, yarns, projects, patterns, missing yarn&amp;needles</text:p>
            </text:list-item>
            <text:list-item>
              <text:p text:style-name="P8">needle list screen</text:p>
            </text:list-item>
            <text:list-item>
              <text:p text:style-name="P8">needle create/edit screen</text:p>
            </text:list-item>
            <text:list-item>
              <text:p text:style-name="P8">yarn list screen</text:p>
            </text:list-item>
            <text:list-item>
              <text:p text:style-name="P8">yarn create/edit screen</text:p>
            </text:list-item>
            <text:list-item>
              <text:p text:style-name="P8">project list screen</text:p>
            </text:list-item>
            <text:list-item>
              <text:p text:style-name="P8">project create/edit screen</text:p>
            </text:list-item>
            <text:list-item>
              <text:p text:style-name="P8">view pattern instructions while working screen</text:p>
              <text:list>
                <text:list-item>
                  <text:p text:style-name="P8">user feedback while knitting (audio, visual)?</text:p>
                </text:list-item>
              </text:list>
            </text:list-item>
            <text:list-item>
              <text:p text:style-name="P8">pattern input/edit screen</text:p>
            </text:list-item>
            <text:list-item>
              <text:p text:style-name="P8">missing needles&amp;yarn screen</text:p>
            </text:list-item>
          </text:list>
        </text:list-item>
      </text:list>
      <text:p text:style-name="P9">User stories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#</text:p>
          </table:table-cell>
          <table:table-cell table:style-name="Tabelle1.A1" office:value-type="string">
            <text:p text:style-name="Table_20_Contents">User story</text:p>
          </table:table-cell>
          <table:table-cell table:style-name="Tabelle1.C1" office:value-type="string">
            <text:p text:style-name="Table_20_Contents">Derived functionality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2">
            <text:p text:style-name="Table_20_Contents">2</text:p>
          </table:table-cell>
          <table:table-cell table:style-name="Tabelle1.B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3">
            <text:p text:style-name="Table_20_Contents">3</text:p>
          </table:table-cell>
          <table:table-cell table:style-name="Tabelle1.B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B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5">
            <text:p text:style-name="Table_20_Contents">5</text:p>
          </table:table-cell>
          <table:table-cell table:style-name="Tabelle1.B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6">
            <text:p text:style-name="Table_20_Contents">6</text:p>
          </table:table-cell>
          <table:table-cell table:style-name="Tabelle1.B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B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8">
            <text:p text:style-name="Table_20_Contents">8</text:p>
          </table:table-cell>
          <table:table-cell table:style-name="Tabelle1.B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9">
            <text:p text:style-name="Table_20_Contents">9</text:p>
          </table:table-cell>
          <table:table-cell table:style-name="Tabelle1.B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B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2:36:35.79</meta:creation-date>
    <dc:date>2016-04-25T22:56:54.48</dc:date>
    <meta:editing-duration>PT6H48M16S</meta:editing-duration>
    <meta:editing-cycles>17</meta:editing-cycles>
    <meta:generator>OpenOffice/4.0.1$Win32 OpenOffice.org_project/401m5$Build-9714</meta:generator>
    <meta:document-statistic meta:table-count="1" meta:image-count="0" meta:object-count="0" meta:page-count="2" meta:paragraph-count="52" meta:word-count="173" meta:character-count="996"/>
  </office:meta>
</office:document-meta>
</file>